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HILARIO MONTES, ANDREA ANGEL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8559942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UANCAY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2645172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HILARIO MONTES, ANDREA ANGELIC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85599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9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8/2021</text:p>
          </table:table-cell>
          <table:table-cell table:style-name="Tabla2.A3" office:value-type="string">
            <text:p text:style-name="P22">174774</text:p>
          </table:table-cell>
          <table:table-cell table:style-name="Tabla2.D3" office:value-type="string">
            <text:p text:style-name="P23">9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5:44:5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